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P2" style:family="paragraph">
      <style:paragraph-properties fo:text-align="center"/>
    </style:style>
    <style:style style:name="T1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9" draw:id="id9" draw:layer="layout" svg:width="2.737cm" svg:height="1.293cm" svg:x="2.016cm" svg:y="8.391cm">
          <draw:text-box>
            <text:p><text:span text:style-name="T1">Adaptive</text:span></text:p>
            <text:p><text:span text:style-name="T1">presentation</text:span></text:p>
          </draw:text-box>
        </draw:frame>
        <draw:frame draw:style-name="gr1" draw:text-style-name="P1" xml:id="id10" draw:id="id10" draw:layer="layout" svg:width="2.737cm" svg:height="1.814cm" svg:x="5.648cm" svg:y="6.467cm">
          <draw:text-box>
            <text:p><text:span text:style-name="T1">Adaptive</text:span></text:p>
            <text:p><text:span text:style-name="T1">multimedia</text:span></text:p>
            <text:p><text:span text:style-name="T1">presentation</text:span></text:p>
          </draw:text-box>
        </draw:frame>
        <draw:frame draw:style-name="gr2" draw:text-style-name="P1" xml:id="id7" draw:id="id7" draw:layer="layout" svg:width="2.979cm" svg:height="1.293cm" svg:x="5.648cm" svg:y="8.397cm">
          <draw:text-box>
            <text:p><text:span text:style-name="T1">Adaptive text</text:span></text:p>
            <text:p><text:span text:style-name="T1">presentation</text:span></text:p>
          </draw:text-box>
        </draw:frame>
        <draw:frame draw:style-name="gr1" draw:text-style-name="P1" xml:id="id11" draw:id="id11" draw:layer="layout" svg:width="3.034cm" svg:height="1.293cm" svg:x="5.648cm" svg:y="9.917cm">
          <draw:text-box>
            <text:p><text:span text:style-name="T1">Adaptation of</text:span></text:p>
            <text:p><text:span text:style-name="T1">modality</text:span></text:p>
          </draw:text-box>
        </draw:frame>
        <draw:frame draw:style-name="gr1" draw:text-style-name="P1" xml:id="id8" draw:id="id8" draw:layer="layout" svg:width="2.407cm" svg:height="1.814cm" svg:x="9.56cm" svg:y="6.467cm">
          <draw:text-box>
            <text:p><text:span text:style-name="T1">Natural</text:span></text:p>
            <text:p><text:span text:style-name="T1">language</text:span></text:p>
            <text:p><text:span text:style-name="T1">adaptation</text:span></text:p>
          </draw:text-box>
        </draw:frame>
        <draw:frame draw:style-name="gr2" draw:text-style-name="P1" xml:id="id1" draw:id="id1" draw:layer="layout" svg:width="2.699cm" svg:height="1.293cm" svg:x="9.551cm" svg:y="9.763cm">
          <draw:text-box>
            <text:p><text:span text:style-name="T1">Canned text</text:span></text:p>
            <text:p><text:span text:style-name="T1">adaptation</text:span></text:p>
          </draw:text-box>
        </draw:frame>
        <draw:frame draw:style-name="gr1" draw:text-style-name="P1" xml:id="id5" draw:id="id5" draw:layer="layout" svg:width="2.331cm" svg:height="1.814cm" svg:x="13.192cm" svg:y="6.47cm">
          <draw:text-box>
            <text:p><text:span text:style-name="T1">Inserting/</text:span></text:p>
            <text:p><text:span text:style-name="T1">removing</text:span></text:p>
            <text:p><text:span text:style-name="T1">fragments</text:span></text:p>
          </draw:text-box>
        </draw:frame>
        <draw:frame draw:style-name="gr1" draw:text-style-name="P1" xml:id="id3" draw:id="id3" draw:layer="layout" svg:width="2.331cm" svg:height="1.293cm" svg:x="13.192cm" svg:y="8.498cm">
          <draw:text-box>
            <text:p><text:span text:style-name="T1">Altering</text:span></text:p>
            <text:p><text:span text:style-name="T1">fragments</text:span></text:p>
          </draw:text-box>
        </draw:frame>
        <draw:frame draw:style-name="gr1" draw:text-style-name="P1" xml:id="id2" draw:id="id2" draw:layer="layout" svg:width="2.598cm" svg:height="0.772cm" svg:x="13.192cm" svg:y="10.02cm">
          <draw:text-box>
            <text:p><text:span text:style-name="T1">Stretch text</text:span></text:p>
          </draw:text-box>
        </draw:frame>
        <draw:frame draw:style-name="gr1" draw:text-style-name="P1" xml:id="id4" draw:id="id4" draw:layer="layout" svg:width="2.331cm" svg:height="1.293cm" svg:x="13.192cm" svg:y="11.007cm">
          <draw:text-box>
            <text:p><text:span text:style-name="T1">Sorting</text:span></text:p>
            <text:p><text:span text:style-name="T1">fragments</text:span></text:p>
          </draw:text-box>
        </draw:frame>
        <draw:frame draw:style-name="gr1" draw:text-style-name="P1" xml:id="id6" draw:id="id6" draw:layer="layout" svg:width="2.331cm" svg:height="1.293cm" svg:x="13.192cm" svg:y="12.528cm">
          <draw:text-box>
            <text:p><text:span text:style-name="T1">Dimming</text:span></text:p>
            <text:p><text:span text:style-name="T1">fragments</text:span></text:p>
          </draw:text-box>
        </draw:frame>
        <draw:connector draw:style-name="gr3" draw:text-style-name="P2" draw:layer="layout" draw:type="line" svg:x1="12.25cm" svg:y1="10.409cm" svg:x2="13.192cm" svg:y2="10.406cm" draw:start-shape="id1" draw:start-glue-point="1" draw:end-shape="id2" draw:end-glue-point="3" svg:d="M12250 10409l942-3">
          <text:p/>
        </draw:connector>
        <draw:connector draw:style-name="gr3" draw:text-style-name="P2" draw:layer="layout" draw:type="line" svg:x1="12.25cm" svg:y1="10.409cm" svg:x2="13.192cm" svg:y2="9.144cm" draw:start-shape="id1" draw:start-glue-point="1" draw:end-shape="id3" draw:end-glue-point="3" svg:d="M12250 10409l942-1265">
          <text:p/>
        </draw:connector>
        <draw:connector draw:style-name="gr3" draw:text-style-name="P2" draw:layer="layout" draw:type="line" svg:x1="12.25cm" svg:y1="10.409cm" svg:x2="13.192cm" svg:y2="11.653cm" draw:start-shape="id1" draw:start-glue-point="1" draw:end-shape="id4" draw:end-glue-point="3" svg:d="M12250 10409l942 1244">
          <text:p/>
        </draw:connector>
        <draw:connector draw:style-name="gr3" draw:text-style-name="P2" draw:layer="layout" draw:type="line" svg:x1="12.25cm" svg:y1="10.409cm" svg:x2="13.192cm" svg:y2="7.377cm" draw:start-shape="id1" draw:start-glue-point="1" draw:end-shape="id5" svg:d="M12250 10409l942-3032">
          <text:p/>
        </draw:connector>
        <draw:connector draw:style-name="gr3" draw:text-style-name="P2" draw:layer="layout" draw:type="line" svg:x1="12.25cm" svg:y1="10.409cm" svg:x2="13.192cm" svg:y2="13.174cm" draw:start-shape="id1" draw:start-glue-point="1" draw:end-shape="id6" draw:end-glue-point="3" svg:d="M12250 10409l942 2765">
          <text:p/>
        </draw:connector>
        <draw:connector draw:style-name="gr3" draw:text-style-name="P2" draw:layer="layout" draw:type="line" svg:x1="8.627cm" svg:y1="9.043cm" svg:x2="9.56cm" svg:y2="7.374cm" draw:start-shape="id7" draw:start-glue-point="1" draw:end-shape="id8" draw:end-glue-point="3" svg:d="M8627 9043l933-1669">
          <text:p/>
        </draw:connector>
        <draw:connector draw:style-name="gr3" draw:text-style-name="P2" draw:layer="layout" draw:type="line" svg:x1="8.627cm" svg:y1="9.043cm" svg:x2="9.551cm" svg:y2="10.409cm" draw:start-shape="id7" draw:start-glue-point="1" draw:end-shape="id1" svg:d="M8627 9043l924 1366">
          <text:p/>
        </draw:connector>
        <draw:connector draw:style-name="gr3" draw:text-style-name="P2" draw:layer="layout" draw:type="line" svg:x1="4.753cm" svg:y1="9.037cm" svg:x2="5.648cm" svg:y2="9.043cm" draw:start-shape="id9" draw:end-shape="id7" draw:end-glue-point="3" svg:d="M4753 9037l895 6">
          <text:p/>
        </draw:connector>
        <draw:connector draw:style-name="gr3" draw:text-style-name="P2" draw:layer="layout" draw:type="line" svg:x1="4.753cm" svg:y1="9.037cm" svg:x2="5.648cm" svg:y2="7.374cm" draw:start-shape="id9" draw:start-glue-point="1" draw:end-shape="id10" svg:d="M4753 9037l895-1663">
          <text:p/>
        </draw:connector>
        <draw:connector draw:style-name="gr3" draw:text-style-name="P2" draw:layer="layout" draw:type="line" svg:x1="4.753cm" svg:y1="9.037cm" svg:x2="5.648cm" svg:y2="10.563cm" draw:start-shape="id9" draw:start-glue-point="1" draw:end-shape="id11" svg:d="M4753 9037l895 15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9-17T13:09:03.35</meta:creation-date>
    <dc:date>2014-09-17T14:10:54.90</dc:date>
    <dc:creator>Loc Nguyen</dc:creator>
    <meta:editing-duration>PT1H1M49S</meta:editing-duration>
    <meta:editing-cycles>10</meta:editing-cycles>
    <meta:generator>OpenOffice/4.1.0$Win32 OpenOffice.org_project/410m18$Build-9764</meta:generator>
    <meta:document-statistic meta:object-count="21"/>
  </office:meta>
</office:document-meta>
</file>